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_5f_PROCEDURES" style:display-name="TABLE_PROCEDURES" style:family="table">
      <style:table-properties style:width="17cm" table:align="margins"/>
    </style:style>
    <style:style style:name="TABLE_5f_PROCEDURES.A" style:display-name="TABLE_PROCEDURES.A" style:family="table-column">
      <style:table-column-properties style:column-width="9.23cm" style:rel-column-width="5233*"/>
    </style:style>
    <style:style style:name="TABLE_5f_PROCEDURES.B" style:display-name="TABLE_PROCEDURES.B" style:family="table-column">
      <style:table-column-properties style:column-width="1.91cm" style:rel-column-width="1083*"/>
    </style:style>
    <style:style style:name="TABLE_5f_PROCEDURES.C" style:display-name="TABLE_PROCEDURES.C" style:family="table-column">
      <style:table-column-properties style:column-width="2.658cm" style:rel-column-width="1507*"/>
    </style:style>
    <style:style style:name="TABLE_5f_PROCEDURES.D" style:display-name="TABLE_PROCEDURES.D" style:family="table-column">
      <style:table-column-properties style:column-width="3.201cm" style:rel-column-width="1815*"/>
    </style:style>
    <style:style style:name="TABLE_5f_PROCEDURES.A1" style:display-name="TABLE_PROCEDUR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ROCEDURES.D1" style:display-name="TABLE_PROCEDURES.D1" style:family="table-cell">
      <style:table-cell-properties fo:padding="0.097cm" fo:border="0.002cm solid #000000"/>
    </style:style>
    <style:style style:name="TABLE_5f_PROCEDURES.A2" style:display-name="TABLE_PROCEDURES.A2" style:family="table-cell">
      <style:table-cell-properties fo:padding="0.097cm" fo:border-left="0.002cm solid #000000" fo:border-right="none" fo:border-top="none" fo:border-bottom="0.002cm solid #000000"/>
    </style:style>
    <style:style style:name="TABLE_5f_PROCEDURES.D2" style:display-name="TABLE_PROCEDURE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7.112cm" table:align="right" style:shadow="none"/>
    </style:style>
    <style:style style:name="Table1.A" style:family="table-column">
      <style:table-column-properties style:column-width="3.184cm"/>
    </style:style>
    <style:style style:name="Table1.B" style:family="table-column">
      <style:table-column-properties style:column-width="3.928cm"/>
    </style:style>
    <style:style style:name="Table1.A1" style:family="table-cell">
      <style:table-cell-properties fo:padding="0.097cm" fo:border="none"/>
    </style:style>
    <style:style style:name="TABLE_5f_PAYMENTS" style:display-name="TABLE_PAYMENTS" style:family="table">
      <style:table-properties style:width="17cm" table:align="margins"/>
    </style:style>
    <style:style style:name="TABLE_5f_PAYMENTS.A" style:display-name="TABLE_PAYMENTS.A" style:family="table-column">
      <style:table-column-properties style:column-width="5.667cm" style:rel-column-width="21845*"/>
    </style:style>
    <style:style style:name="TABLE_5f_PAYMENTS.A1" style:display-name="TABLE_PAYMEN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AYMENTS.C1" style:display-name="TABLE_PAYMENTS.C1" style:family="table-cell">
      <style:table-cell-properties fo:padding="0.097cm" fo:border="0.002cm solid #000000"/>
    </style:style>
    <style:style style:name="TABLE_5f_PAYMENTS.A2" style:display-name="TABLE_PAYMENTS.A2" style:family="table-cell">
      <style:table-cell-properties fo:padding="0.097cm" fo:border-left="0.002cm solid #000000" fo:border-right="none" fo:border-top="none" fo:border-bottom="0.002cm solid #000000"/>
    </style:style>
    <style:style style:name="TABLE_5f_PAYMENTS.C2" style:display-name="TABLE_PAYMENT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ourier New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RÇAMENTO</text:p>
      <text:p text:style-name="P6"/>
      <text:p text:style-name="P8">Paciente: [PATIENT_NAME]</text:p>
      <text:p text:style-name="P8"/>
      <text:p text:style-name="P8">Procedimentos</text:p>
      <table:table table:name="TABLE_PROCEDURES" table:style-name="TABLE_5f_PROCEDURES">
        <table:table-column table:style-name="TABLE_5f_PROCEDURES.A"/>
        <table:table-column table:style-name="TABLE_5f_PROCEDURES.B"/>
        <table:table-column table:style-name="TABLE_5f_PROCEDURES.C"/>
        <table:table-column table:style-name="TABLE_5f_PROCEDURES.D"/>
        <table:table-row>
          <table:table-cell table:style-name="TABLE_5f_PROCEDURES.A1" office:value-type="string">
            <text:p text:style-name="P5">Descrição</text:p>
          </table:table-cell>
          <table:table-cell table:style-name="TABLE_5f_PROCEDURES.A1" office:value-type="string">
            <text:p text:style-name="P5">Qtd</text:p>
          </table:table-cell>
          <table:table-cell table:style-name="TABLE_5f_PROCEDURES.A1" office:value-type="string">
            <text:p text:style-name="P5">Valor</text:p>
          </table:table-cell>
          <table:table-cell table:style-name="TABLE_5f_PROCEDURES.D1" office:value-type="string">
            <text:p text:style-name="P5">Total</text:p>
          </table:table-cell>
        </table:table-row>
        <table:table-row>
          <table:table-cell table:style-name="TABLE_5f_PROCEDURES.A2" office:value-type="string">
            <text:p text:style-name="P1">[PROCEDURE_NAME]</text:p>
          </table:table-cell>
          <table:table-cell table:style-name="TABLE_5f_PROCEDURES.A2" office:value-type="string">
            <text:p text:style-name="P2">[AMOUNT]</text:p>
          </table:table-cell>
          <table:table-cell table:style-name="TABLE_5f_PROCEDURES.A2" office:value-type="string">
            <text:p text:style-name="P2">[VALUE_BR]</text:p>
          </table:table-cell>
          <table:table-cell table:style-name="TABLE_5f_PROCEDURES.D2" office:value-type="string">
            <text:p text:style-name="P2">[ITEM_TOTAL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Valor bruto:</text:p>
          </table:table-cell>
          <table:table-cell table:style-name="Table1.A1" office:value-type="string">
            <text:p text:style-name="P9">[TOTAL]</text:p>
          </table:table-cell>
        </table:table-row>
        <table:table-row>
          <table:table-cell table:style-name="Table1.A1" office:value-type="string">
            <text:p text:style-name="P2">Desconto(%):</text:p>
          </table:table-cell>
          <table:table-cell table:style-name="Table1.A1" office:value-type="string">
            <text:p text:style-name="P9">[DISCOUNT]</text:p>
          </table:table-cell>
        </table:table-row>
        <table:table-row>
          <table:table-cell table:style-name="Table1.A1" office:value-type="string">
            <text:p text:style-name="P2">Valor líquido:</text:p>
          </table:table-cell>
          <table:table-cell table:style-name="Table1.A1" office:value-type="string">
            <text:p text:style-name="P9">[FINAL_VALUE]</text:p>
          </table:table-cell>
        </table:table-row>
      </table:table>
      <text:p text:style-name="P9"/>
      <text:p text:style-name="P9"/>
      <text:p text:style-name="P10">Forma de pagamento</text:p>
      <table:table table:name="TABLE_PAYMENTS" table:style-name="TABLE_5f_PAYMENTS">
        <table:table-column table:style-name="TABLE_5f_PAYMENTS.A" table:number-columns-repeated="3"/>
        <table:table-row>
          <table:table-cell table:style-name="TABLE_5f_PAYMENTS.A1" office:value-type="string">
            <text:p text:style-name="P5">Descrição</text:p>
          </table:table-cell>
          <table:table-cell table:style-name="TABLE_5f_PAYMENTS.A1" office:value-type="string">
            <text:p text:style-name="P5">Valor</text:p>
          </table:table-cell>
          <table:table-cell table:style-name="TABLE_5f_PAYMENTS.C1" office:value-type="string">
            <text:p text:style-name="P5">Número de parcelas</text:p>
          </table:table-cell>
        </table:table-row>
        <table:table-row>
          <table:table-cell table:style-name="TABLE_5f_PAYMENTS.A2" office:value-type="string">
            <text:p text:style-name="P3">[PAYMENT_NAME]</text:p>
          </table:table-cell>
          <table:table-cell table:style-name="TABLE_5f_PAYMENTS.A2" office:value-type="string">
            <text:p text:style-name="P2">[VALUE]</text:p>
          </table:table-cell>
          <table:table-cell table:style-name="TABLE_5f_PAYMENTS.C2" office:value-type="string">
            <text:p text:style-name="P4">[QUOTES]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5T21:47:29</meta:creation-date>
    <dc:date>2012-05-15T22:56:42</dc:date>
    <meta:editing-duration>PT44M52S</meta:editing-duration>
    <meta:editing-cycles>10</meta:editing-cycles>
    <meta:generator>LibreOffice/3.3$Unix LibreOffice_project/330m19$Build-401</meta:generator>
    <meta:document-statistic meta:table-count="3" meta:image-count="0" meta:object-count="0" meta:page-count="1" meta:paragraph-count="25" meta:word-count="31" meta:character-count="262"/>
  </office:meta>
</office:document-meta>
</file>